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4252in" svg:height="7.111in" svg:x="3.5555in" svg:y="1.8406in">
            <draw:object draw:notify-on-update-of-ranges="Sheet1.A2:Sheet1.A852 Sheet1.B1:Sheet1.B1 Sheet1.B2:Sheet1.B852 Sheet1.C1:Sheet1.C1 Sheet1.C2:Sheet1.C8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full solver</text:p>
          </table:table-cell>
          <table:table-cell office:value-type="string" calcext:value-type="string">
            <text:p>partial sol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7.924in" svg:height="3.5453in" svg:x="3.6205in" svg:y="9.6417in">
            <draw:object draw:notify-on-update-of-ranges="Sheet2.B3:Sheet2.B91 Sheet2.C2:Sheet2.C2 Sheet2.C3:Sheet2.C88 Sheet2.B3:Sheet2.B4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tandard solv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1:05:24.504254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4:48.949083133</meta:creation-date>
    <dc:date>2016-11-30T11:13:10.902608369</dc:date>
    <meta:editing-duration>PT6H23M7S</meta:editing-duration>
    <meta:editing-cycles>7</meta:editing-cycles>
    <meta:generator>LibreOffice/4.2.8.2$Linux_X86_64 LibreOffice_project/420m0$Build-2</meta:generator>
    <meta:document-statistic meta:table-count="2" meta:cell-count="28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81cm" svg:height="18.063cm" xlink:href=".." xlink:type="simple" chart:class="chart:line" chart:style-name="ch1">
        <chart:legend svg:x="16.514cm" svg:y="3.832cm" style:legend-expansion="custom" chartooo:width="5.735cm" chartooo:height="1.862cm" style:legend-expansion-aspect-ratio="3.08002148227712" chart:style-name="ch2"/>
        <chart:plot-area chart:style-name="ch3" table:cell-range-address="Sheet1.A1:Sheet1.C852" chart:data-source-has-labels="both" svg:x="3.699cm" svg:y="0.743cm" svg:width="28.963cm" svg:height="10.809cm">
          <chartooo:coordinate-region svg:x="4.506cm" svg:y="0.942cm" svg:width="28.115cm" svg:height="9.686cm"/>
          <chart:axis chart:dimension="x" chart:name="primary-x" chart:style-name="ch4" chartooo:axis-type="auto">
            <chartooo:date-scale/>
            <chart:title svg:x="17.368cm" svg:y="12.395cm" chart:style-name="ch5">
              <text:p>iterations</text:p>
            </chart:title>
            <chart:categories table:cell-range-address="Sheet1.A2:Sheet1.A852"/>
          </chart:axis>
          <chart:axis chart:dimension="y" chart:name="primary-y" chart:style-name="ch4">
            <chart:title svg:x="1.987cm" svg:y="6.996cm" chart:style-name="ch6">
              <text:p>solution cost</text:p>
            </chart:title>
            <chart:grid chart:style-name="ch7" chart:class="major"/>
          </chart:axis>
          <chart:series chart:style-name="ch8" chart:values-cell-range-address="Sheet1.B2:Sheet1.B852" chart:label-cell-address="Sheet1.B1:Sheet1.B1" chart:class="chart:line">
            <chart:data-point chart:repeated="851"/>
          </chart:series>
          <chart:series chart:style-name="ch9" chart:values-cell-range-address="Sheet1.C2:Sheet1.C852" chart:label-cell-address="Sheet1.C1:Sheet1.C1" chart:class="chart:line">
            <chart:data-point chart:repeated="8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solver</text:p>
                <draw:g>
                  <svg:desc>Sheet1.B1:Sheet1.B1</svg:desc>
                </draw:g>
              </table:table-cell>
              <table:table-cell office:value-type="string">
                <text:p>partial solv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52</svg:desc>
                </draw:g>
              </table:table-cell>
              <table:table-cell office:value-type="float" office:value="238">
                <text:p>238</text:p>
                <draw:g>
                  <svg:desc>Sheet1.B2:Sheet1.B852</svg:desc>
                </draw:g>
              </table:table-cell>
              <table:table-cell office:value-type="float" office:value="204">
                <text:p>204</text:p>
                <draw:g>
                  <svg:desc>Sheet1.C2:Sheet1.C8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">
                <text:p>2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8">
                <text:p>20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6">
                <text:p>1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6">
                <text:p>1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8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70" chart:interval-major="40" chart:text-overlap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28cm" svg:height="9.006cm" xlink:href=".." xlink:type="simple" chart:class="chart:line" chart:style-name="ch1">
        <chart:legend svg:x="7.037cm" svg:y="1.311cm" style:legend-expansion="custom" chartooo:width="6.491cm" chartooo:height="1.984cm" style:legend-expansion-aspect-ratio="3.27167338709677" chart:style-name="ch2"/>
        <chart:plot-area chart:style-name="ch3" table:cell-range-address="Sheet2.B2:Sheet2.B443 Sheet2.C2:Sheet2.C88" chart:data-source-has-labels="both" svg:x="1.609cm" svg:y="0.379cm" svg:width="17.936cm" svg:height="5.074cm">
          <chartooo:coordinate-region svg:x="2.416cm" svg:y="0.379cm" svg:width="17.129cm" svg:height="3.964cm"/>
          <chart:axis chart:dimension="x" chart:name="primary-x" chart:style-name="ch4" chartooo:axis-type="auto">
            <chartooo:date-scale/>
            <chart:title svg:x="7.555cm" svg:y="5.338cm" chart:style-name="ch5">
              <text:p>time (milliseconds * 10)</text:p>
            </chart:title>
            <chart:categories table:cell-range-address="Sheet2.B3:Sheet2.B91"/>
          </chart:axis>
          <chart:axis chart:dimension="y" chart:name="primary-y" chart:style-name="ch6">
            <chart:title svg:x="0.675cm" svg:y="4.938cm" chart:style-name="ch7">
              <text:p>current solution cost</text:p>
            </chart:title>
            <chart:grid chart:style-name="ch8" chart:class="major"/>
          </chart:axis>
          <chart:series chart:style-name="ch9" chart:values-cell-range-address="Sheet2.C3:Sheet2.C88" chart:label-cell-address="Sheet2.C2:Sheet2.C2" chart:class="chart:line">
            <chart:data-point chart:repeated="86"/>
          </chart:series>
          <chart:series chart:style-name="ch10" chart:values-cell-range-address="Sheet2.B3:Sheet2.B443" chart:class="chart:line">
            <chart:data-point chart:repeated="4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solver</text:p>
                <draw:g>
                  <svg:desc>Sheet2.C2:Sheet2.C2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B3:Sheet2.B91</svg:desc>
                </draw:g>
              </table:table-cell>
              <table:table-cell office:value-type="float" office:value="3">
                <text:p>3</text:p>
                <draw:g>
                  <svg:desc>Sheet2.C3:Sheet2.C88</svg:desc>
                </draw:g>
              </table:table-cell>
              <table:table-cell office:value-type="float" office:value="1">
                <text:p>1</text:p>
                <draw:g>
                  <svg:desc>Sheet2.B3:Sheet2.B44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